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Heading_20_1">
      <style:text-properties fo:language="ru" fo:country="RU"/>
    </style:style>
    <style:style style:name="P5" style:family="paragraph" style:parent-style-name="Text_20_body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P6" style:family="paragraph" style:parent-style-name="Text_20_body" style:list-style-name="L1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87cm" draw:z-index="0"><draw:image xlink:href="../../odt/images/0119.png" xlink:type="simple" xlink:show="embed" xlink:actuate="onLoad"/></draw:frame></text:p>
          </table:table-cell>
          <table:table-cell table:style-name="Table1.B1" office:value-type="string">
            <text:h text:style-name="P4" text:outline-level="1">Экспорт ненулевых данных в файл обмена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61cm" svg:height="1.3cm" draw:z-index="0"><draw:image xlink:href="../../odt/images/0119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предназначен для записи данных в бинарный файл обмена данными. </text:p>
            <text:p text:style-name="P5"><text:span text:style-name="T1">Формат</text:span> файла обмена следующий:</text:p>
            <text:p text:style-name="P5">[количество данных N – int32][индекс значения 1 – real 8][значение 1 – real 8]….[индекс значения N – real 8][значение N – real 8]</text:p>
            <text:p text:style-name="P5">Количество считываемых сигналов равно количеству ненулевых данных на входах блока.</text:p>
            <text:p text:style-name="P5"><text:span text:style-name="T1">Свойства</text:span> блока:</text:p>
            <text:list xml:id="list1237965519364444795" text:style-name="L1">
              <text:list-item>
                <text:p text:style-name="P6">Количество входов.</text:p>
              </text:list-item>
              <text:list-item>
                <text:p text:style-name="P6">Файл экспортируемых данных – относительный путь к файлу обмена данными.</text:p>
              </text:list-item>
              <text:list-item>
                <text:p text:style-name="P6">Посылать сообщение при останове – при останове расчёта в файл обмена будет записано количество данных = -1 (FFFF).</text:p>
              </text:list-item>
              <text:list-item>
                <text:p text:style-name="P6">Шаг обмена данными – шаг с которым производится считывание данных из файла обмена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Экспорт ненулевых данных в файл обмена</dc:title>
    <dc:date>2012-03-30T12:02:25.56</dc:date>
    <meta:generator>OpenOffice_Beta/4.1.0$Win32 OpenOffice.org_project/410m14$Build-9760</meta:generator>
    <meta:editing-duration>PT6H29M40S</meta:editing-duration>
    <meta:editing-cycles>140</meta:editing-cycles>
    <meta:document-statistic meta:table-count="1" meta:image-count="2" meta:object-count="0" meta:page-count="1" meta:paragraph-count="15" meta:word-count="109" meta:character-count="686"/>
    <meta:user-defined meta:name="Поле 1"/>
    <meta:user-defined meta:name="Поле 2"/>
    <meta:user-defined meta:name="Поле 3"/>
    <meta:user-defined meta:name="Поле 4"/>
  </office:meta>
</office:document-meta>
</file>